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ccanthis ADF Std No3" svg:font-family="'Accanthis ADF Std No3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sana Math" svg:font-family="'Asana Math'" style:font-pitch="variable"/>
    <style:font-face style:name="Cabin" svg:font-family="Cabin" style:font-pitch="variable"/>
    <style:font-face style:name="Chilanka" svg:font-family="Chilanka" style:font-pitch="variable"/>
    <style:font-face style:name="Cousine" svg:font-family="Cousine" style:font-family-generic="modern" style:font-pitch="fixed"/>
    <style:font-face style:name="DejaVu Serif" svg:font-family="'DejaVu Serif'" style:font-family-generic="roman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eX Gyre Chorus" svg:font-family="'TeX Gyre Chorus'" style:font-pitch="variable"/>
    <style:font-face style:name="TeX Gyre Schola Math" svg:font-family="'TeX Gyre Schola Math'" style:font-pitch="variable"/>
    <style:font-face style:name="Times New Roman" svg:font-family="'Times New Roman'" style:font-family-generic="roman" style:font-pitch="variable"/>
    <style:font-face style:name="あずきフォントP" svg:font-family="あずきフォントP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.314cm" fo:min-width="2.478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35cm" draw:marker-start-width="0.252cm" draw:marker-end="線の終点_20_2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Dot" svg:stroke-width="0.018cm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color="#000000" draw:fill-color="#f4511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28cm" svg:stroke-color="#bf360c" draw:marker-start-width="0.242cm" draw:marker-end-width="0.242cm" draw:fill-color="#ff8a65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99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3e0" draw:textarea-vertical-align="middle" fo:min-height="0.6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4511e"/>
      <style:paragraph-properties fo:text-align="center"/>
    </style:style>
    <style:style style:name="P3" style:family="paragraph">
      <loext:graphic-properties draw:fill-color="#ff8a65"/>
      <style:paragraph-properties fo:text-align="center"/>
    </style:style>
    <style:style style:name="P4" style:family="paragraph">
      <style:text-properties style:font-name="Chilanka"/>
    </style:style>
    <style:style style:name="P5" style:family="paragraph">
      <loext:graphic-properties draw:fill="none" draw:fill-color="#ffffff"/>
      <style:text-properties style:font-name="Chilanka"/>
    </style:style>
    <style:style style:name="P6" style:family="paragraph">
      <style:text-properties style:font-name="DejaVu Serif"/>
    </style:style>
    <style:style style:name="P7" style:family="paragraph">
      <loext:graphic-properties draw:fill="none" draw:fill-color="#ffffff"/>
      <style:text-properties style:font-name="DejaVu Serif"/>
    </style:style>
    <style:style style:name="P8" style:family="paragraph">
      <style:paragraph-properties fo:text-align="center"/>
      <style:text-properties style:font-name="DejaVu Serif"/>
    </style:style>
    <style:style style:name="P9" style:family="paragraph">
      <style:paragraph-properties fo:text-align="center"/>
      <style:text-properties style:font-name="DejaVu Serif" fo:font-size="12pt" style:font-size-asian="12pt" style:font-size-complex="12pt"/>
    </style:style>
    <style:style style:name="P10" style:family="paragraph">
      <loext:graphic-properties draw:fill="solid" draw:fill-color="#fff3e0"/>
      <style:paragraph-properties fo:text-align="center"/>
      <style:text-properties style:font-name="DejaVu Serif" fo:font-size="12pt" style:font-size-asian="12pt" style:font-size-complex="12pt"/>
    </style:style>
    <style:style style:name="T1" style:family="text">
      <style:text-properties style:font-name="Chilanka"/>
    </style:style>
    <style:style style:name="T2" style:family="text">
      <style:text-properties style:font-name="DejaVu Serif"/>
    </style:style>
    <style:style style:name="T3" style:family="text">
      <style:text-properties style:font-name="DejaV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25cm" svg:height="2.25cm" svg:x="0.87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cm" svg:y1="4.25cm" svg:x2="3cm" svg:y2="0.5cm">
          <text:p/>
        </draw:line>
        <draw:line draw:style-name="gr2" draw:text-style-name="P1" draw:layer="layout" svg:x1="0.2cm" svg:y1="2.4cm" svg:x2="5.95cm" svg:y2="2.4cm">
          <text:p/>
        </draw:line>
        <draw:line draw:style-name="gr3" draw:text-style-name="P1" draw:layer="layout" svg:x1="1.37cm" svg:y1="2.4cm" svg:x2="1.75cm" svg:y2="1.5cm">
          <text:p/>
        </draw:line>
        <draw:line draw:style-name="gr3" draw:text-style-name="P1" draw:layer="layout" svg:x1="4.594cm" svg:y1="2.4cm" svg:x2="1.751cm" svg:y2="1.5cm">
          <text:p/>
        </draw:line>
        <draw:custom-shape draw:style-name="gr4" draw:text-style-name="P2" draw:layer="layout" svg:width="0.09cm" svg:height="0.089cm" svg:x="1.325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09cm" svg:height="0.089cm" svg:x="4.538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89cm" svg:x="1.715cm" svg:y="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25cm" svg:height="0.95cm" svg:x="3.25cm" svg:y="0.25cm">
          <draw:text-box>
            <text:p text:style-name="P4"><text:span text:style-name="T1">y</text:span></text:p>
          </draw:text-box>
        </draw:frame>
        <draw:frame draw:style-name="gr6" draw:text-style-name="P5" draw:layer="layout" svg:width="0.25cm" svg:height="0.95cm" svg:x="5.5cm" svg:y="2.3cm">
          <draw:text-box>
            <text:p text:style-name="P4"><text:span text:style-name="T1">x</text:span></text:p>
          </draw:text-box>
        </draw:frame>
        <draw:frame draw:style-name="gr6" draw:text-style-name="P7" draw:layer="layout" svg:width="0.25cm" svg:height="0.988cm" svg:x="4.45cm" svg:y="2.3cm">
          <draw:text-box>
            <text:p text:style-name="P6"><text:span text:style-name="T2">F</text:span></text:p>
          </draw:text-box>
        </draw:frame>
        <draw:frame draw:style-name="gr7" draw:text-style-name="P7" draw:layer="layout" svg:width="1.286cm" svg:height="0.988cm" svg:x="0.964cm" svg:y="2.3cm">
          <draw:text-box>
            <text:p text:style-name="P6"><text:span text:style-name="T2">F’</text:span></text:p>
          </draw:text-box>
        </draw:frame>
        <draw:frame draw:style-name="gr8" draw:text-style-name="P7" draw:layer="layout" svg:width="0.75cm" svg:height="0.988cm" svg:x="1.3cm" svg:y="0.65cm">
          <draw:text-box>
            <text:p text:style-name="P8"><text:span text:style-name="T2">P</text:span></text:p>
          </draw:text-box>
        </draw:frame>
        <draw:frame draw:style-name="gr6" draw:text-style-name="P5" draw:layer="layout" svg:width="0.25cm" svg:height="0.95cm" svg:x="4.425cm" svg:y="1.705cm">
          <draw:text-box>
            <text:p text:style-name="P4"><text:span text:style-name="T1">c</text:span></text:p>
          </draw:text-box>
        </draw:frame>
        <draw:frame draw:style-name="gr9" draw:text-style-name="P5" draw:layer="layout" svg:width="1.265cm" svg:height="1.649cm" svg:x="0.735cm" svg:y="1.705cm">
          <draw:text-box>
            <text:p text:style-name="P4"><text:span text:style-name="T1">-c</text:span></text:p>
          </draw:text-box>
        </draw:frame>
        <draw:frame draw:style-name="gr10" draw:text-style-name="P10" draw:layer="layout" svg:width="3.5cm" svg:height="0.865cm" svg:x="2.5cm" svg:y="3.635cm">
          <draw:text-box>
            <text:p text:style-name="P9"><text:span text:style-name="T3">FP+F’P=</text:span><text:span text:style-name="T3">一定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ccanthis ADF Std No3" svg:font-family="'Accanthis ADF Std No3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sana Math" svg:font-family="'Asana Math'" style:font-pitch="variable"/>
    <style:font-face style:name="Cabin" svg:font-family="Cabin" style:font-pitch="variable"/>
    <style:font-face style:name="Chilanka" svg:font-family="Chilanka" style:font-pitch="variable"/>
    <style:font-face style:name="Cousine" svg:font-family="Cousine" style:font-family-generic="modern" style:font-pitch="fixed"/>
    <style:font-face style:name="DejaVu Serif" svg:font-family="'DejaVu Serif'" style:font-family-generic="roman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eX Gyre Chorus" svg:font-family="'TeX Gyre Chorus'" style:font-pitch="variable"/>
    <style:font-face style:name="TeX Gyre Schola Math" svg:font-family="'TeX Gyre Schola Math'" style:font-pitch="variable"/>
    <style:font-face style:name="Times New Roman" svg:font-family="'Times New Roman'" style:font-family-generic="roman" style:font-pitch="variable"/>
    <style:font-face style:name="あずきフォントP" svg:font-family="あずきフォントP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40" svg:d="M0 40l10-40 10 40z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9-19T13:31:48.377212136</dc:date>
    <meta:editing-duration>PT11H12M39S</meta:editing-duration>
    <meta:editing-cycles>415</meta:editing-cycles>
    <meta:generator>LibreOffice/7.3.5.2$Linux_X86_64 LibreOffice_project/30$Build-2</meta:generator>
    <meta:document-statistic meta:object-count="16"/>
  </office:meta>
</office:document-meta>
</file>